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3H40M00S" calcext:value-type="time">
            <text:p>103:4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00:00:03.04360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3T18:53:19.751028436</dc:date>
    <dc:creator>Tamino Hartmann</dc:creator>
    <meta:editing-duration>PT1H15M9S</meta:editing-duration>
    <meta:editing-cycles>80</meta:editing-cycles>
    <meta:generator>LibreOffice/4.1.1.2$Linux_X86_64 LibreOffice_project/410m0$Build-2</meta:generator>
    <meta:document-statistic meta:table-count="3" meta:cell-count="325" meta:object-count="0"/>
  </office:meta>
</office:document-meta>
</file>